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F0000026FA90B937AA9FA57A0.png" manifest:media-type="image/png"/>
  <manifest:file-entry manifest:full-path="Pictures/100007290000405A0000405A7E3E4C3811FFB605.svg" manifest:media-type="image/svg+xml"/>
  <manifest:file-entry manifest:full-path="Pictures/1000057E0000065300000653B44581FE074F2816.svg" manifest:media-type="image/svg+xml"/>
  <manifest:file-entry manifest:full-path="Pictures/10000000000003E8000003E855CCADCBAC700E23.png" manifest:media-type="image/png"/>
  <manifest:file-entry manifest:full-path="Pictures/10000000000003E8000003E84D2B363EE318972F.png" manifest:media-type="image/png"/>
  <manifest:file-entry manifest:full-path="Pictures/100002010000003D0000003DA0599B6FDBAED4BB.png" manifest:media-type="image/png"/>
  <manifest:file-entry manifest:full-path="Pictures/10000000000003E8000003E89C9B330241C4B85C.png" manifest:media-type="image/png"/>
  <manifest:file-entry manifest:full-path="Pictures/10000000000003E8000003E8904A7A1909922A0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9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3.834cm" fo:min-width="2.43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56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.33cm" fo:min-width="2.0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5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.65cm" fo:min-width="2.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99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00000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402cm" svg:height="11.1cm" svg:x="1.97cm" svg:y="3.2cm">
            <draw:image xlink:href="Pictures/10000000000003E8000003E8904A7A1909922A0F.png" xlink:type="simple" xlink:show="embed" xlink:actuate="onLoad">
              <text:p/>
            </draw:image>
          </draw:frame>
          <draw:custom-shape draw:style-name="gr2" draw:text-style-name="P2" draw:layer="layout" svg:width="2.932cm" svg:height="4.084cm" svg:x="11.068cm" svg:y="7.39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1" draw:layer="layout" svg:width="10.741cm" svg:height="10.475cm" svg:x="14.9cm" svg:y="2.99cm">
            <draw:image xlink:href="Pictures/10000000000003E8000003E89C9B330241C4B85C.png" xlink:type="simple" xlink:show="embed" xlink:actuate="onLoad">
              <text:p/>
            </draw:image>
          </draw:frame>
          <draw:custom-shape draw:style-name="gr4" draw:text-style-name="P2" draw:layer="layout" svg:width="2.57cm" svg:height="3.58cm" svg:x="23.53cm" svg:y="7.22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5" draw:text-style-name="P1" draw:layer="layout" svg:width="10.1cm" svg:height="9.8cm" svg:x="2.27cm" svg:y="16.6cm">
            <draw:image xlink:href="Pictures/10000000000003E8000003E84D2B363EE318972F.png" xlink:type="simple" xlink:show="embed" xlink:actuate="onLoad">
              <text:p/>
            </draw:image>
          </draw:frame>
          <draw:custom-shape draw:style-name="gr6" draw:text-style-name="P2" draw:layer="layout" svg:width="2.8cm" svg:height="3.9cm" svg:x="10.37cm" svg:y="20.4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7" draw:text-style-name="P1" draw:layer="layout" svg:width="10.145cm" svg:height="9.8cm" svg:x="15.3cm" svg:y="16.9cm">
            <draw:image xlink:href="Pictures/10000000000003E8000003E855CCADCBAC700E23.png" xlink:type="simple" xlink:show="embed" xlink:actuate="onLoad">
              <text:p/>
            </draw:image>
          </draw:frame>
          <draw:custom-shape draw:style-name="gr6" draw:text-style-name="P2" draw:layer="layout" svg:width="2.8cm" svg:height="3.9cm" svg:x="23.3cm" svg:y="20.8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4" draw:layer="layout" svg:width="8.7cm" svg:height="1.673cm" svg:x="2cm" svg:y="1.327cm">
          <draw:text-box>
            <text:p text:style-name="P3"><text:span text:style-name="T1">A</text:span></text:p>
          </draw:text-box>
        </draw:frame>
        <draw:frame draw:style-name="gr9" draw:text-style-name="P1" draw:layer="layout" svg:width="1.218cm" svg:height="1.218cm" svg:x="5.27cm" svg:y="1.9cm">
          <draw:image xlink:href="Pictures/1000057E0000065300000653B44581FE074F2816.svg" xlink:type="simple" xlink:show="embed" xlink:actuate="onLoad">
            <text:p/>
          </draw:image>
          <draw:image xlink:href="Pictures/100002010000003D0000003DA0599B6FDBAED4BB.png" xlink:type="simple" xlink:show="embed" xlink:actuate="onLoad"/>
        </draw:frame>
        <draw:frame draw:style-name="gr9" draw:text-style-name="P1" draw:layer="layout" svg:width="1.218cm" svg:height="1.218cm" svg:x="5.6cm" svg:y="15.382cm">
          <draw:image xlink:href="Pictures/1000057E0000065300000653B44581FE074F2816.svg" xlink:type="simple" xlink:show="embed" xlink:actuate="onLoad">
            <text:p/>
          </draw:image>
          <draw:image xlink:href="Pictures/100002010000003D0000003DA0599B6FDBAED4BB.png" xlink:type="simple" xlink:show="embed" xlink:actuate="onLoad"/>
        </draw:frame>
        <draw:frame draw:style-name="gr9" draw:text-style-name="P1" draw:layer="layout" svg:width="1.218cm" svg:height="1.218cm" svg:x="0.782cm" svg:y="7.2cm">
          <draw:image xlink:href="Pictures/1000057E0000065300000653B44581FE074F2816.svg" xlink:type="simple" xlink:show="embed" xlink:actuate="onLoad">
            <text:p/>
          </draw:image>
          <draw:image xlink:href="Pictures/100002010000003D0000003DA0599B6FDBAED4BB.png" xlink:type="simple" xlink:show="embed" xlink:actuate="onLoad"/>
        </draw:frame>
        <draw:frame draw:style-name="gr9" draw:text-style-name="P1" draw:layer="layout" svg:width="1.218cm" svg:height="1.218cm" svg:x="14.182cm" svg:y="19.6cm">
          <draw:image xlink:href="Pictures/1000057E0000065300000653B44581FE074F2816.svg" xlink:type="simple" xlink:show="embed" xlink:actuate="onLoad">
            <text:p/>
          </draw:image>
          <draw:image xlink:href="Pictures/100002010000003D0000003DA0599B6FDBAED4BB.png" xlink:type="simple" xlink:show="embed" xlink:actuate="onLoad"/>
        </draw:frame>
        <draw:frame draw:style-name="gr9" draw:text-style-name="P1" draw:layer="layout" svg:width="1.598cm" svg:height="1.598cm" svg:x="0.7cm" svg:y="19.7cm">
          <draw:image xlink:href="Pictures/100007290000405A0000405A7E3E4C3811FFB605.svg" xlink:type="simple" xlink:show="embed" xlink:actuate="onLoad">
            <text:p/>
          </draw:image>
          <draw:image xlink:href="Pictures/100002010000026F0000026FA90B937AA9FA57A0.png" xlink:type="simple" xlink:show="embed" xlink:actuate="onLoad"/>
        </draw:frame>
        <draw:frame draw:style-name="gr9" draw:text-style-name="P1" draw:layer="layout" svg:width="1.298cm" svg:height="1.298cm" svg:x="13.5cm" svg:y="7.702cm">
          <draw:image xlink:href="Pictures/100007290000405A0000405A7E3E4C3811FFB605.svg" xlink:type="simple" xlink:show="embed" xlink:actuate="onLoad">
            <text:p/>
          </draw:image>
          <draw:image xlink:href="Pictures/100002010000026F0000026FA90B937AA9FA57A0.png" xlink:type="simple" xlink:show="embed" xlink:actuate="onLoad"/>
        </draw:frame>
        <draw:frame draw:style-name="gr9" draw:text-style-name="P1" draw:layer="layout" svg:width="1.298cm" svg:height="1.298cm" svg:x="18.202cm" svg:y="2cm">
          <draw:image xlink:href="Pictures/100007290000405A0000405A7E3E4C3811FFB605.svg" xlink:type="simple" xlink:show="embed" xlink:actuate="onLoad">
            <text:p/>
          </draw:image>
          <draw:image xlink:href="Pictures/100002010000026F0000026FA90B937AA9FA57A0.png" xlink:type="simple" xlink:show="embed" xlink:actuate="onLoad"/>
        </draw:frame>
        <draw:frame draw:style-name="gr8" draw:text-style-name="P4" draw:layer="layout" svg:width="8.7cm" svg:height="1.673cm" svg:x="14.7cm" svg:y="1.4cm">
          <draw:text-box>
            <text:p text:style-name="P3"><text:span text:style-name="T1">B</text:span></text:p>
          </draw:text-box>
        </draw:frame>
        <draw:frame draw:style-name="gr8" draw:text-style-name="P4" draw:layer="layout" svg:width="8.7cm" svg:height="1.673cm" svg:x="1.3cm" svg:y="15.327cm">
          <draw:text-box>
            <text:p text:style-name="P3"><text:span text:style-name="T1">C</text:span></text:p>
          </draw:text-box>
        </draw:frame>
        <draw:frame draw:style-name="gr8" draw:text-style-name="P4" draw:layer="layout" svg:width="8.7cm" svg:height="1.673cm" svg:x="14.6cm" svg:y="15.3cm">
          <draw:text-box>
            <text:p text:style-name="P3"><text:span text:style-name="T1">D</text:span></text:p>
          </draw:text-box>
        </draw:frame>
        <draw:frame draw:style-name="gr9" draw:text-style-name="P1" draw:layer="layout" svg:width="1.298cm" svg:height="1.298cm" svg:x="18.7cm" svg:y="15.502cm">
          <draw:image xlink:href="Pictures/100007290000405A0000405A7E3E4C3811FFB605.svg" xlink:type="simple" xlink:show="embed" xlink:actuate="onLoad">
            <text:p/>
          </draw:image>
          <draw:image xlink:href="Pictures/100002010000026F0000026FA90B937AA9FA57A0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59cm" fo:page-height="28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6T20:05:44.204492731</meta:creation-date>
    <dc:date>2016-03-16T20:14:22.905179985</dc:date>
    <dc:creator>Ogan Mancarci</dc:creator>
    <meta:editing-duration>PT8M39S</meta:editing-duration>
    <meta:editing-cycles>2</meta:editing-cycles>
    <meta:generator>LibreOffice/5.1.1.2$Linux_X86_64 LibreOffice_project/10m0$Build-2</meta:generator>
    <meta:document-statistic meta:object-count="24"/>
  </office:meta>
</office:document-meta>
</file>